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office:value-type="string" calcext:value-type="string">
            <text:p>18-May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office:value-type="string" calcext:value-type="string">
            <text:p>Tarea 9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7"/>
          <table:table-cell table:style-name="ce12" office:value-type="float" office:value="7" calcext:value-type="float">
            <text:p>7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1" calcext:value-type="float">
            <text:p>9.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.6" calcext:value-type="float">
            <text:p>10.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6.7" calcext:value-type="float">
            <text:p>6.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Default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10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6"/>
          <table:table-cell table:style-name="ce14"/>
          <table:table-cell table:style-name="ce7" table:number-columns-repeated="14"/>
          <table:table-cell table:number-columns-repeated="1002"/>
        </table:table-row>
        <table:table-row table:style-name="ro2" table:number-rows-repeated="35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 table:number-rows-repeated="916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5:04:42.33664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6-15T15:04:58.082907510</dc:date>
    <meta:editing-duration>PT5H48M8S</meta:editing-duration>
    <meta:editing-cycles>12</meta:editing-cycles>
    <meta:document-statistic meta:table-count="3" meta:cell-count="467" meta:object-count="0"/>
  </office:meta>
</office:document-meta>
</file>